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6000000DA58F4B53107CD95BA.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16.492cm" fo:margin-left="0.009cm" fo:margin-top="0cm" fo:margin-bottom="0cm" table:align="left" style:writing-mode="lr-tb"/>
    </style:style>
    <style:style style:name="Table1.A" style:family="table-column">
      <style:table-column-properties style:column-width="16.492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P1" style:family="paragraph" style:parent-style-name="List_20_Paragraph">
      <style:paragraph-properties fo:margin-top="0cm" fo:margin-bottom="0cm" style:contextual-spacing="true" fo:line-height="100%" fo:text-align="start" style:justify-single-word="false" fo:orphans="2" fo:widows="2"/>
      <style:text-properties style:font-name="Segoe UI" fo:font-size="11pt" fo:language="en" fo:country="CA" style:letter-kerning="false" style:font-name-asian="Calibri1" style:font-size-asian="11pt" style:language-asian="en" style:country-asian="US" style:font-name-complex="Segoe UI1" style:font-size-complex="11pt" style:language-complex="ar" style:country-complex="SA"/>
    </style:style>
    <style:style style:name="P2"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Segoe UI" fo:font-size="11pt" fo:language="en" fo:country="CA" style:letter-kerning="false" style:font-name-asian="Calibri1" style:font-size-asian="11pt" style:language-asian="en" style:country-asian="US" style:font-name-complex="Segoe UI1" style:font-size-complex="11pt" style:language-complex="ar" style:country-complex="SA"/>
    </style:style>
    <style:style style:name="P3" style:family="paragraph" style:parent-style-name="List_20_Paragraph">
      <style:paragraph-properties fo:margin-top="0cm" fo:margin-bottom="0cm" style:contextual-spacing="true" fo:line-height="100%" fo:text-align="start" style:justify-single-word="false" fo:orphans="2" fo:widows="2"/>
      <style:text-properties fo:font-size="11pt" fo:language="en" fo:country="CA" style:letter-kerning="false" style:font-name-asian="Calibri1" style:font-size-asian="11pt" style:language-asian="en" style:country-asian="US" style:font-size-complex="11pt" style:language-complex="ar" style:country-complex="SA"/>
    </style:style>
    <style:style style:name="P4" style:family="paragraph" style:parent-style-name="Header">
      <style:text-properties style:language-asian="en" style:country-asian="CA"/>
    </style:style>
    <style:style style:name="P5" style:family="paragraph" style:parent-style-name="Standard">
      <style:paragraph-properties fo:text-align="center" style:justify-single-word="false"/>
    </style:style>
    <style:style style:name="P6" style:family="paragraph" style:parent-style-name="Standard">
      <style:text-properties style:font-name="Segoe UI" fo:font-weight="normal" style:font-weight-asian="normal" style:font-name-complex="Segoe UI1"/>
    </style:style>
    <style:style style:name="P7" style:family="paragraph" style:parent-style-name="Standard" style:master-page-name="Standard">
      <style:paragraph-properties style:page-number="auto"/>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style:letter-kerning="fals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style>
    <style:style style:name="T1" style:family="text">
      <style:text-properties style:font-name="Segoe UI" style:font-name-complex="Segoe UI1"/>
    </style:style>
    <style:style style:name="T2" style:family="text">
      <style:text-properties style:font-name="Segoe UI" style:font-name-complex="Segoe UI1"/>
    </style:style>
    <style:style style:name="T3" style:family="text">
      <style:text-properties style:font-name="Segoe UI" fo:font-weight="normal" style:font-weight-asian="normal" style:font-name-complex="Segoe UI1"/>
    </style:style>
    <style:style style:name="T4" style:family="text">
      <style:text-properties style:font-name="Segoe UI" fo:font-weight="normal" style:font-weight-asian="normal" style:font-name-complex="Segoe UI1"/>
    </style:style>
    <style:style style:name="T5" style:family="text">
      <style:text-properties style:font-name="Segoe UI" fo:font-style="italic" style:font-style-asian="italic" style:font-name-complex="Segoe UI1"/>
    </style:style>
    <style:style style:name="T6" style:family="text">
      <style:text-properties fo:font-weight="bold" style:font-weight-asian="bold"/>
    </style:style>
    <style:style style:name="T7" style:family="text">
      <style:text-properties style:font-name="Calibri" fo:font-size="11pt" fo:language="en" fo:country="CA" style:letter-kerning="false" style:font-name-asian="Calibri1" style:font-size-asian="11pt" style:language-asian="en" style:country-asian="US" style:font-name-complex="F"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78cm, 0cm, 1.55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rotected="true">
        <text:p text:style-name="P7"><text:span text:style-name="Strong"/></text:p>
        <text:p text:style-name="P5"><text:span text:style-name="Strong"><text:span text:style-name="T1">Justification for use of PayPal (Third Party Payment Mechanism)</text:span></text:span></text:p>
        <text:p text:style-name="P6"><text:span text:style-name="Strong"><text:span text:style-name="T3"/></text:span></text:p>
      </text:section>
      <text:section text:style-name="Sect2" text:name="Section1" text:protected="true">
        <text:p text:style-name="Standard"><text:span text:style-name="Strong"><text:span text:style-name="T3">Cardholder Name: </text:span></text:span><text:span text:style-name="Placeholder_20_Text">Click here to enter text.</text:span><text:span text:style-name="Strong"><text:span text:style-name="T3"><text:tab/></text:span></text:span></text:p>
        <text:p text:style-name="Standard"><text:span text:style-name="Strong"><text:span text:style-name="T3">Vendor Name: </text:span></text:span><text:span text:style-name="Placeholder_20_Text">Click here to enter text.</text:span></text:p>
        <text:p text:style-name="Standard"><text:span text:style-name="Strong"><text:span text:style-name="T3">Date of Transaction: </text:span></text:span><field:fieldmark-start text:name="__Fieldmark__18_4102195288" field:type="vnd.oasis.opendocument.field.FORMDATE"><field:param field:name="DateField_DateFormat" field:value="YYYY/MM/DD"/><field:param field:name="DateField_DateFormat_Language" field:value="en-CA"/></field:fieldmark-start><text:span text:style-name="Placeholder_20_Text">Click here to enter a date.</text:span><field:fieldmark-end/></text:p>
        <text:p text:style-name="Standard"><text:span text:style-name="T1">Transaction Amount: $</text:span><text:span text:style-name="Placeholder_20_Text">Click here to enter text.</text:span><text:span text:style-name="T1"> </text:span></text:p>
      </text:section>
      <text:section text:style-name="Sect1" text:name="Section2" text:protected="true">
        <table:table table:name="Table1" table:style-name="Table1">
          <table:table-column table:style-name="Table1.A"/>
          <table:table-row table:style-name="Table1.1">
            <table:table-cell table:style-name="Table1.A1" office:value-type="string">
              <text:list xml:id="list2447366969" text:style-name="WWNum3">
                <text:list-item>
                  <text:p text:style-name="P2">Provide a description of the purchase and explain how it was necessary to meet operational requirements. </text:p>
                </text:list-item>
              </text:list>
            </table:table-cell>
          </table:table-row>
          <table:table-row table:style-name="Table1.1">
            <table:table-cell table:style-name="Table1.A2" office:value-type="string">
              <text:p text:style-name="P8">This is a blanket justification for the Micro-Acquisition pilot to use PayPal as required. The Micro-Acquisition pilot will run from ~June 2021 to ~June 2022. It is estimated that a total of 10 purchases will be made using the Micro-Acquisition pilot. All purchases through this pilot will be for 'code that is licensed as open source'. <text:s/>All purchases will be $10K or less (including taxes). This pilot is being done in partnership between IITB and CFOB. More details of the pilot can be found here: https://sara-sabr.github.io/ITStrategy/micro-acquisition-pilot.html <text:s/></text:p>
              <text:p text:style-name="P8"/>
              <text:p text:style-name="P8"/>
              <text:p text:style-name="P8"/>
              <text:p text:style-name="P8"/>
              <text:p text:style-name="P8"/>
              <text:p text:style-name="P8"/>
              <text:p text:style-name="P8"/>
            </table:table-cell>
          </table:table-row>
          <table:table-row table:style-name="Table1.1">
            <table:table-cell table:style-name="Table1.A1" office:value-type="string">
              <text:list xml:id="list163922912106949" text:continue-numbering="true" text:style-name="WWNum3">
                <text:list-item>
                  <text:p text:style-name="P2">Provide a description of the steps taken to find a vendor who accepts the Government acquisition card directly.</text:p>
                </text:list-item>
              </text:list>
              <text:p text:style-name="P1"><text:span text:style-name="T6">OR</text:span></text:p>
              <text:p text:style-name="P1">Where it has been identified that the selected vendor was the only vendor able to provide the service and other vendors were not considered, provide information to explain the situation.</text:p>
              <text:p text:style-name="P3"><text:span text:style-name="T5">*Attach all supporting documentation of steps taken.</text:span></text:p>
            </table:table-cell>
          </table:table-row>
          <table:table-row table:style-name="Table1.1">
            <table:table-cell table:style-name="Table1.A4" office:value-type="string">
              <text:p text:style-name="P8"><text:drop-down text:name=""><text:label text:value="Choose an item."/><text:label text:value="The vendor is unique (conference fees, domain specialist, intellectual property owner, etc.) and no other vendor can fulfill the requirement. *Provide additional details below."/><text:label text:value="The vendor only accepts payments through PayPal and costs significantly less than other vendors for the same product. *Provide additional details below."/><text:label text:current-selected="true" text:value="Other *Provide additional details below."/>Other *Provide additional details below.</text:drop-down></text:p>
              <text:p text:style-name="P8"/>
              <text:p text:style-name="P8">Additional comments:</text:p>
              <text:p text:style-name="P8"/>
              <text:p text:style-name="P8">One of the goals of the pilot is to find programmers/developers who have not worked for the government before and to reduce barriers they face in getting GC work. Some of the potential vendors for the Micro-Acquisition pilot could include students and freelancers as well as those un and under employed due to the COVID-19 pandemic. We expect that many of these vendors are unlikely to be set up to accept payment via credit card. We would not want to reject these vendors. Having access to this talent is of great benefit to ESDC. <text:s/>All opportunities for the Micro-Acquisition pilot are posted on the Micro-Acquisition website. In order to win a Micro-Acquisition opportunity, vendors must pass established mandatory criteria related to their skills and abilities.</text:p>
              <text:p text:style-name="P8"/>
              <text:p text:style-name="P8"/>
              <text:p text:style-name="P8"/>
              <text:p text:style-name="P8"/>
              <text:p text:style-name="P8"/>
            </table:table-cell>
          </table:table-row>
          <text:soft-page-break/>
          <table:table-row table:style-name="Table1.1">
            <table:table-cell table:style-name="Table1.A1" office:value-type="string">
              <text:list xml:id="list163922886478263" text:continue-numbering="true" text:style-name="WWNum3">
                <text:list-item>
                  <text:p text:style-name="P2">Did you register or create an account with PayPal?</text:p>
                </text:list-item>
              </text:list>
            </table:table-cell>
          </table:table-row>
          <table:table-row table:style-name="Table1.1">
            <table:table-cell table:style-name="Table1.A6" office:value-type="string">
              <text:p text:style-name="P8"><text:drop-down text:name=""><text:label text:value="Choose an item."/><text:label text:value="Yes"/><text:label text:current-selected="true" text:value="No"/>No</text:drop-down></text:p>
              <text:p text:style-name="P8"/>
              <text:p text:style-name="P8">Additional comments:</text:p>
              <text:p text:style-name="P8"/>
              <text:p text:style-name="P12"><text:span text:style-name="Placeholder_20_Text"><text:span text:style-name="T7">Click here to enter text.</text:span></text:span></text:p>
              <text:p text:style-name="P8"/>
            </table: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use-window-font-color="true" loext:opacity="0%"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language-asian="en" style:country-asian="C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78cm, 0cm, 1.552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
        <text:p text:style-name="Header"><draw:frame draw:style-name="Mfr1" draw:name="Picture 1" text:anchor-type="as-char" svg:width="11.536cm" svg:height="1.164cm" draw:z-index="1"><draw:image xlink:href="Pictures/1000000000000286000000DA58F4B53107CD95B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Wanjohi, Camille</meta:initial-creator>
    <dc:creator>Muston, Rachel [NC]</dc:creator>
    <meta:editing-cycles>5</meta:editing-cycles>
    <meta:creation-date>2021-04-23T18:52:00</meta:creation-date>
    <dc:date>2021-05-05T17:22:00</dc:date>
    <meta:editing-duration>PT34M</meta:editing-duration>
    <meta:generator>LibreOffice/7.0.6.2$MacOSX_X86_64 LibreOffice_project/144abb84a525d8e30c9dbbefa69cbbf2d8d4ae3b</meta:generator>
    <meta:document-statistic meta:table-count="1" meta:image-count="1" meta:object-count="0" meta:page-count="2" meta:paragraph-count="19" meta:word-count="352" meta:character-count="2194" meta:non-whitespace-character-count="1859"/>
    <meta:user-defined meta:name="AppVersion">16.0000</meta:user-defined>
    <meta:user-defined meta:name="Company">GoC / GdC</meta:user-defined>
    <meta:user-defined meta:name="ComplianceAssetId"/>
    <meta:user-defined meta:name="ContentTypeId">0x010100170EA69B7AC3984AAD65C86E413FAFD9</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